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GESTIONALE PER I LABORATORI CHIMICI-BIOTECNOLOGIE</text:p>
      <text:p text:style-name="P1">Caratteristiche:</text:p>
      <text:list xml:id="list6707172821595002405" text:style-name="WWNum1">
        <text:list-item>
          <text:p text:style-name="P3"><text:span text:style-name="T1">Architettura sever-client</text:span>. Deve essere possibile per i docenti, gli ITP e gli assistenti tecnici consultare il software dal proprio PC o da quello presente nei singoli laboratori.</text:p>
        </text:list-item>
        <text:list-item>
          <text:p text:style-name="P3"><text:span text:style-name="T1">Tre livelli di accesso</text:span>. </text:p>
          <text:list>
            <text:list-item>
              <text:p text:style-name="P3"><text:span text:style-name="T2">Livello base</text:span>: solo consultazione. </text:p>
            </text:list-item>
            <text:list-item>
              <text:p text:style-name="P3"><text:span text:style-name="T2">Livello intermedio</text:span>: come livello base + aggiornamento quantità, uscita per riparazioni, registrazione riparazioni, tarature tecniche, manutenzione ordinaria/straordinaria. </text:p>
            </text:list-item>
            <text:list-item>
              <text:p text:style-name="P3"><text:span text:style-name="T2">Livello elevato</text:span>: come livello intermedio + aggiunta nuovi records.</text:p>
            </text:list-item>
          </text:list>
        </text:list-item>
        <text:list-item>
          <text:p text:style-name="P3"><text:span text:style-name="T1">Tre tipi di schermate</text:span>. </text:p>
          <text:list>
            <text:list-item>
              <text:p text:style-name="P3"><text:span text:style-name="T2">Reagenti</text:span>. Ogni reagente inserito (record) deve essere dotato dei campi</text:p>
              <text:list>
                <text:list-item>
                  <text:p text:style-name="P3">Nome</text:p>
                </text:list-item>
                <text:list-item>
                  <text:p text:style-name="P3">Formula chimica</text:p>
                </text:list-item>
                <text:list-item>
                  <text:p text:style-name="P3">Aspetto (liquido, solido, aeriforme)</text:p>
                </text:list-item>
                <text:list-item>
                  <text:p text:style-name="P3">Ditta produttrice</text:p>
                </text:list-item>
                <text:list-item>
                  <text:p text:style-name="P3">Pittogramma sicurezza e frasi di rischio (si potrebbe predisporre un elenco da cui scegliere)</text:p>
                </text:list-item>
                <text:list-item>
                  <text:p text:style-name="P3">Scheda di sicurezza: si/no, collocazione scheda di sicurezza cartacea, aggiornamento scheda di sicurezza (data di rilascio); sarebbe bello poter caricare nel gestionale la scheda di sicurezza digitale. </text:p>
                </text:list-item>
                <text:list-item>
                  <text:p text:style-name="P3">collocazione: </text:p>
                  <text:list>
                    <text:list-item>
                      <text:list>
                        <text:list-item>
                          <text:p text:style-name="P3">per consumo: stanza, armadio, ripiano</text:p>
                        </text:list-item>
                        <text:list-item>
                          <text:p text:style-name="P3">per magazzino: stanza, armadio, ripiano (non per tutti i reagenti è previsto una scorta a magazzino)</text:p>
                        </text:list-item>
                      </text:list>
                    </text:list-item>
                  </text:list>
                </text:list-item>
                <text:list-item>
                  <text:p text:style-name="P3">quantità confezione e quantità presente-data di verifica sia per le collocazioni a consumo che per le collocazioni per magazzino; ogni nuova verifica della quantità cancella quella precedente.</text:p>
                </text:list-item>
                <text:list-item>
                  <text:p text:style-name="P3">data di scadenza: non tutti i reagenti hanno una data di scadenza, sicuramente hanno una data di scadenza i terreni di coltura per microbiologia e i test enzimatici usati in microbiologia)</text:p>
                </text:list-item>
                <text:list-item>
                  <text:p text:style-name="P3">modalità di conservazione (Temp. Ambiente, Temp. Refrigerata, in congelatore)</text:p>
                </text:list-item>
                <text:list-item>
                  <text:p text:style-name="P3">esperienze didattiche collegate (da aggiungere come testo da parte del docente)</text:p>
                </text:list-item>
              </text:list>
            </text:list-item>
            <text:list-item>
              <text:p text:style-name="P3"><text:span text:style-name="T2">Vetreria/attrezzatura</text:span>. Ogni elemento inserito deve essere dotato dei campi:</text:p>
              <text:list>
                <text:list-item>
                  <text:p text:style-name="P3">Tipo (volendo si potrebbe inserire già un elenco dei nomi degli articoli più utilizzati, per gli altri si potrebbe scegliere la voce altro e specificare poi con testo)</text:p>
                </text:list-item>
                <text:list-item>
                  <text:p text:style-name="P3"><text:soft-page-break/>Quantità-data verifica</text:p>
                </text:list-item>
                <text:list-item>
                  <text:p text:style-name="P3">Collocazione</text:p>
                </text:list-item>
              </text:list>
            </text:list-item>
            <text:list-item>
              <text:p text:style-name="P3"><text:span text:style-name="T2">Strumentazione/Apparecchiature</text:span>. Ogni elemento inserito deve essere dotato dei seguenti campi:</text:p>
              <text:list>
                <text:list-item>
                  <text:p text:style-name="P3">Tipo (da inserire come testo da parte del docente)</text:p>
                </text:list-item>
                <text:list-item>
                  <text:p text:style-name="P3">Caratteristiche tecniche (da inserire come testo da parte del docente)</text:p>
                </text:list-item>
                <text:list-item>
                  <text:p text:style-name="P3">N. inventario</text:p>
                </text:list-item>
                <text:list-item>
                  <text:p text:style-name="P3">Quantità </text:p>
                </text:list-item>
                <text:list-item>
                  <text:p text:style-name="P3">Collocazione (stanza, armadio)</text:p>
                </text:list-item>
                <text:list-item>
                  <text:p text:style-name="P3">Manuale di istruzione: si/no, collocazione (stanza, armadio/cassettiera)</text:p>
                </text:list-item>
                <text:list-item>
                  <text:p text:style-name="P3">Manutenzione ordinaria (mantenere storico)</text:p>
                </text:list-item>
                <text:list-item>
                  <text:p text:style-name="P3">Manutenzione straordinaria (mantenere storico)</text:p>
                </text:list-item>
                <text:list-item>
                  <text:p text:style-name="P3">Riparazioni: uscita per riparazione (data, motivo), rientro da riparazione (mantenere storico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center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center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scomazzon</meta:initial-creator>
    <meta:editing-cycles>3</meta:editing-cycles>
    <meta:creation-date>2020-02-08T07:10:00</meta:creation-date>
    <dc:date>2020-02-08T10:00:59.47</dc:date>
    <meta:editing-duration>PT17M3S</meta:editing-duration>
    <meta:generator>OpenOffice/4.1.7$Win32 OpenOffice.org_project/417m1$Build-9800</meta:generator>
    <meta:document-statistic meta:table-count="0" meta:image-count="0" meta:object-count="0" meta:page-count="2" meta:paragraph-count="36" meta:word-count="367" meta:character-count="2525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